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9E5D489F136092BC.jpg" manifest:media-type="image/jpeg"/>
  <manifest:file-entry manifest:full-path="Pictures/100000000000010800000108A49DF80760B5C12D.jpg" manifest:media-type="image/jpeg"/>
  <manifest:file-entry manifest:full-path="Pictures/1000000000000154000001547637147CDDEBA38F.jpg" manifest:media-type="image/jpeg"/>
  <manifest:file-entry manifest:full-path="Pictures/10000000000000E1000000E1AD8ADF69B568E5F2.jpg" manifest:media-type="image/jpeg"/>
  <manifest:file-entry manifest:full-path="Pictures/10000000000000DF000000E2416D96D902F86DBB.jpg" manifest:media-type="image/jpeg"/>
  <manifest:file-entry manifest:full-path="Pictures/1000000000000100000000C52C76BACC229488DF.jpg" manifest:media-type="image/jpeg"/>
  <manifest:file-entry manifest:full-path="Pictures/10000000000000E0000000E159A3AF07C9B2CED5.jpg" manifest:media-type="image/jpeg"/>
  <manifest:file-entry manifest:full-path="Pictures/10000000000000C8000000FB2E5DEDE0DD1E9659.jpg" manifest:media-type="image/jpeg"/>
  <manifest:file-entry manifest:full-path="Pictures/1000000000000107000000BF7415B43CADEFAC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887cm" svg:y="0.132cm" svg:width="4.189cm" svg:height="4.189cm" draw:z-index="0"><draw:image xlink:href="Pictures/100000000000010800000108A49DF80760B5C12D.jpg" xlink:type="simple" xlink:show="embed" xlink:actuate="onLoad"/></draw:frame><draw:frame draw:style-name="fr1" draw:name="Image2" text:anchor-type="paragraph" svg:x="10.793cm" svg:y="-0.242cm" svg:width="5.953cm" svg:height="5.953cm" draw:z-index="1"><draw:image xlink:href="Pictures/10000000000000E1000000E19E5D489F136092BC.jpg" xlink:type="simple" xlink:show="embed" xlink:actuate="onLoad"/></draw:frame><draw:frame draw:style-name="fr1" draw:name="Image3" text:anchor-type="paragraph" svg:x="-0.628cm" svg:y="5.115cm" svg:width="6.075cm" svg:height="6.075cm" draw:z-index="2"><draw:image xlink:href="Pictures/1000000000000154000001547637147CDDEBA38F.jpg" xlink:type="simple" xlink:show="embed" xlink:actuate="onLoad"/></draw:frame><draw:frame draw:style-name="fr1" draw:name="Image4" text:anchor-type="paragraph" svg:x="6.652cm" svg:y="6.57cm" svg:width="5.9cm" svg:height="5.98cm" draw:z-index="3"><draw:image xlink:href="Pictures/10000000000000DF000000E2416D96D902F86DBB.jpg" xlink:type="simple" xlink:show="embed" xlink:actuate="onLoad"/></draw:frame><draw:frame draw:style-name="fr1" draw:name="Image5" text:anchor-type="paragraph" svg:x="-0.319cm" svg:y="12.744cm" svg:width="5.953cm" svg:height="5.953cm" draw:z-index="4"><draw:image xlink:href="Pictures/10000000000000E1000000E1AD8ADF69B568E5F2.jpg" xlink:type="simple" xlink:show="embed" xlink:actuate="onLoad"/></draw:frame><draw:frame draw:style-name="fr1" draw:name="Image6" text:anchor-type="paragraph" svg:x="8.177cm" svg:y="13.296cm" svg:width="6.773cm" svg:height="5.212cm" draw:z-index="5"><draw:image xlink:href="Pictures/1000000000000100000000C52C76BACC229488DF.jpg" xlink:type="simple" xlink:show="embed" xlink:actuate="onLoad"/></draw:frame><draw:frame draw:style-name="fr1" draw:name="Image7" text:anchor-type="paragraph" svg:x="13.245cm" svg:y="19.383cm" svg:width="5.292cm" svg:height="6.641cm" draw:z-index="6"><draw:image xlink:href="Pictures/10000000000000C8000000FB2E5DEDE0DD1E9659.jpg" xlink:type="simple" xlink:show="embed" xlink:actuate="onLoad"/></draw:frame><draw:frame draw:style-name="fr1" draw:name="Image8" text:anchor-type="paragraph" svg:x="-0.646cm" svg:y="19.315cm" svg:width="6.959cm" svg:height="5.054cm" draw:z-index="7"><draw:image xlink:href="Pictures/1000000000000107000000BF7415B43CADEFAC93.jpg" xlink:type="simple" xlink:show="embed" xlink:actuate="onLoad"/></draw:frame><draw:frame draw:style-name="fr1" draw:name="Image9" text:anchor-type="paragraph" svg:x="6.727cm" svg:y="19.424cm" svg:width="5.927cm" svg:height="5.953cm" draw:z-index="8"><draw:image xlink:href="Pictures/10000000000000E0000000E159A3AF07C9B2CED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3:39:07.577000000</meta:creation-date>
    <meta:print-date>2018-11-30T13:46:29.296000000</meta:print-date>
    <dc:date>2018-11-30T16:08:40.438000000</dc:date>
    <meta:editing-duration>PT2H19M22S</meta:editing-duration>
    <meta:editing-cycles>1</meta:editing-cycles>
    <meta:document-statistic meta:table-count="0" meta:image-count="9" meta:object-count="0" meta:page-count="1" meta:paragraph-count="0" meta:word-count="0" meta:character-count="0" meta:non-whitespace-character-count="0"/>
    <meta:generator>LibreOffice/5.3.7.2$Windows_X86_64 LibreOffice_project/6b8ed514a9f8b44d37a1b96673cbbdd077e24059</meta:generator>
  </office:meta>
</office:document-meta>
</file>